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Transpor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Transport.connectAsync( TransportRequest request , WebSocke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ocketTransport.getTranspor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ockJsWebSocketHandler.handleTransportError( WebSocketSession webSocketSession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.get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ockJsWebSocketHandler.afterConnectionClosed( WebSocketSession webSocketSession ,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Transport.isRunn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SockJsWebSocketHandler.handleTextMessage( WebSocketSession webSocketSession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.WebSocketTransport( WebSocketClient webSocket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SockJsWebSocketHandler.afterConnectionEstablished( WebSocketSession webSocket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SockJsWebSocketHandler.ClientSockJsWebSocketHandler( WebSocketClientSockJs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